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24.01pt"/>
    </style:style>
    <style:style style:name="co6" style:family="table-column">
      <style:table-column-properties fo:break-before="auto" style:column-width="52.5pt"/>
    </style:style>
    <style:style style:name="co7" style:family="table-column">
      <style:table-column-properties fo:break-before="auto" style:column-width="83.99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85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UE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Rev Mother</text:p>
          </table:table-cell>
          <table:table-cell table:style-name="ce10" office:value-type="string" calcext:value-type="string">
            <text:p>Hubert</text:p>
          </table:table-cell>
          <table:table-cell table:style-name="ce10" office:value-type="string" calcext:value-type="string">
            <text:p>Robert Anne</text:p>
          </table:table-cell>
          <table:table-cell table:style-name="ce10" office:value-type="string" calcext:value-type="string">
            <text:p>Amnesia</text:p>
          </table:table-cell>
          <table:table-cell table:style-name="ce10" office:value-type="string" calcext:value-type="string">
            <text:p>Virgil</text:p>
          </table:table-cell>
          <table:table-cell table:style-name="ce13" office:value-type="string" calcext:value-type="string">
            <text:p>Leo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string" calcext:value-type="string">
            <text:p>Louise</text:p>
          </table:table-cell>
          <table:table-cell table:style-name="ce10" office:value-type="string" calcext:value-type="string">
            <text:p>Billy</text:p>
          </table:table-cell>
          <table:table-cell table:style-name="ce10" office:value-type="string" calcext:value-type="string">
            <text:p>Maria</text:p>
          </table:table-cell>
          <table:table-cell table:style-name="ce13" office:value-type="string" calcext:value-type="string">
            <text:p>Stage Mgr Camera</text:p>
          </table:table-cell>
          <table:table-cell table:style-name="ce13" office:value-type="string" calcext:value-type="string">
            <text:p>Stage Mgr Backstage</text:p>
          </table:table-cell>
          <table:table-cell table:style-name="ce10" table:number-columns-repeated="4"/>
          <table:table-cell table:style-name="ce10" office:value-type="string" calcext:value-type="string">
            <text:p>D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10"/>
          <table:table-cell table:number-columns-repeated="985"/>
        </table:table-row>
        <table:table-row table:style-name="ro1">
          <table:table-cell table:style-name="ce2"/>
          <table:table-cell table:style-name="ce5" table:number-columns-repeated="2"/>
          <table:table-cell table:style-name="ce10" office:value-type="string" calcext:value-type="string">
            <text:p>MI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19"/>
          <table:table-cell table:number-columns-repeated="985"/>
        </table:table-row>
        <table:table-row table:style-name="ro1">
          <table:table-cell table:style-name="ce2"/>
          <table:table-cell table:style-name="ce5" table:number-columns-repeated="2"/>
          <table:table-cell table:style-name="ce10" office:value-type="string" calcext:value-type="string">
            <text:p>ACT 1</text:p>
          </table:table-cell>
          <table:table-cell table:style-name="ce10" table:number-columns-repeated="35"/>
          <table:table-cell table:number-columns-repeated="98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Top Of Show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Virgil "She's back to normal now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Stage Mgr enters with kid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The kids exi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Christmas Time is Nunsense Time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Nutcracker/Joy to the World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Music ou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Amnesia enter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Secret Santa / We Wish You...</text:p>
          </table:table-cell>
          <table:table-cell table:style-name="ce11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Hubert enters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string" calcext:value-type="string">
            <text:p>Amnesia &amp; Hubert exit</text:p>
          </table:table-cell>
          <table:table-cell table:style-name="ce11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string" calcext:value-type="string">
            <text:p>Kids exit</text:p>
          </table:table-cell>
          <table:table-cell table:style-name="ce11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table:number-columns-repeated="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Reindeer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Blackou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Lights on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9" office:value-type="string" calcext:value-type="string">
            <text:p>Amnesia exit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The Christmas Box</text:p>
          </table:table-cell>
          <table:table-cell table:style-name="ce11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8"/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Playoff: Christmas Box</text:p>
          </table:table-cell>
          <table:table-cell table:style-name="ce11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Santa Ain't Comin' To Our House</text:p>
          </table:table-cell>
          <table:table-cell table:style-name="ce11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string" calcext:value-type="string">
            <text:p>top of page</text:p>
          </table:table-cell>
          <table:table-cell table:style-name="ce11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middle of page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Amnesia exit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The Wassail Song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Kids exi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dults exi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17"/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spoken "Except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Robert Anne exit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Virgil exits, others enter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2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r. Julia enter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Robert Ann enters</text:p>
          </table:table-cell>
          <table:table-cell table:style-name="ce11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Playoff: Julia's Theme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table:number-columns-repeated="2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Maria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Nutcracker chases Mouse King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/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Maria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Act 1 Finale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End of Act 1</text:p>
          </table:table-cell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2"/>
          <table:table-cell table:style-name="ce5" table:number-columns-repeated="2"/>
          <table:table-cell table:style-name="ce10" office:value-type="string" calcext:value-type="string">
            <text:p>ACT 2</text:p>
          </table:table-cell>
          <table:table-cell table:style-name="ce10" table:number-columns-repeated="17"/>
          <table:table-cell table:style-name="ce11" table:number-columns-repeated="18"/>
          <table:table-cell table:number-columns-repeated="98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Top of Act 2 / 364 Day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End of 364 Day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esus Was Born in Brooklyn</text:p>
          </table:table-cell>
          <table:table-cell table:style-name="ce11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End of Jesus Was Born...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In the Conven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End of In the Conven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17"/>
          <table:table-cell table:number-columns-repeated="98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he Three Kings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"Scooby dooby...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he First Noel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Kids get zapped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ev. Mother "...Bible Balls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ll I Want for Christmas</text:p>
          </table:table-cell>
          <table:table-cell table:style-name="ce11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nd of All I Want for Christmas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Christmas Sing Along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End of Christmas Sing Along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It's Better to Give</text:p>
          </table:table-cell>
          <table:table-cell table:style-name="ce1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11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prise: Christmas Time is...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nd of Act 2</text:p>
          </table:table-cell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6"/>
          <table:table-cell table:style-name="ce3" table:number-columns-repeated="17"/>
          <table:table-cell table:number-columns-repeated="98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/>
          <table:table-cell table:style-name="ce6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/>
          <table:table-cell table:style-name="ce6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/>
          <table:table-cell table:style-name="ce6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6" table:number-columns-repeated="2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2" table:number-rows-repeated="3">
          <table:table-cell table:style-name="ce3" table:number-columns-repeated="3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2" table:number-rows-repeated="911">
          <table:table-cell table:style-name="ce3" table:number-columns-repeated="3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7" meta:object-count="0"/>
    <meta:generator>LibreOfficeDev/5.1.0.3$Linux_X86_64 LibreOffice_project/</meta:generator>
  </office:meta>
</office:document-meta>
</file>